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9d9d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450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262626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0000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08000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6.7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450"/>
      <style:paragraph-properties fo:text-align="center"/>
    </style:style>
    <style:style style:name="P3" style:family="paragraph">
      <loext:graphic-properties draw:fill-color="#262626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8000"/>
      <style:paragraph-properties fo:text-align="center"/>
    </style:style>
    <style:style style:name="P6" style:family="paragraph"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style:font-name="Ubuntu" fo:font-size="56pt" fo:font-weight="bold" style:font-size-asian="56pt" style:font-weight-asian="bold" style:font-size-complex="5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Ubuntu" fo:font-size="56pt" fo:font-weight="bold" style:font-size-asian="56pt" style:font-weight-asian="bold" style:font-size-complex="56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style:font-name="Ubuntu" fo:font-size="60pt" style:font-size-asian="60pt" style:font-size-complex="60pt"/>
    </style:style>
    <style:style style:name="T2" style:family="text">
      <style:text-properties style:font-name="Ubuntu" fo:font-size="56pt" fo:font-weight="bold" style:font-size-asian="56pt" style:font-weight-asian="bold" style:font-size-complex="5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4cm" svg:height="1.4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8.4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9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1.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2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4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5.4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6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8.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9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2.4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3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5.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7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8.4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9.8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1.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2.6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4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5.4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6.8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8.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19.6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1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2.4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3.8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5.2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6.6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.8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4.2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5.6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7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8.4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9.8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1.2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2.6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4cm" svg:y="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4cm" svg:x="15.4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5.2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6.6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.8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4.2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5.6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7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8.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9.8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5.2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6.6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2.4cm" svg:y="1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3.8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5.2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cm" svg:height="1.4cm" svg:x="4.2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5.6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7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8.4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9.8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1.2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2.6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4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5.4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6.8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8.2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19.6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1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2.4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3.8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5.2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1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3.8cm" svg:y="1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5.2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19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3.8cm" svg:y="1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5.2cm" svg:y="1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4cm" svg:x="26.6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.8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5.6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7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8.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9.8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2.4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3.8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1.4cm" svg:x="25.2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cm" svg:height="1.4cm" svg:x="26.6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0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.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.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5.6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8.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9.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2.6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5.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8.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9.6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2.4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3.8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25.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26.6cm" svg:y="1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7.973cm" svg:height="6.989cm" svg:x="0.027cm" svg:y="7.011cm">
          <draw:text-box>
            <text:p text:style-name="P6"><text:span text:style-name="T1"/></text:p>
            <text:p text:style-name="P7"/>
          </draw:text-box>
        </draw:frame>
        <draw:frame draw:style-name="gr7" draw:text-style-name="P10" draw:layer="layout" svg:width="27.973cm" svg:height="4.681cm" svg:x="0.027cm" svg:y="8.16cm">
          <draw:text-box>
            <text:p text:style-name="P9"><text:span text:style-name="T2">Shortest Path Algorithms Visualizatio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6cm" fo:margin-bottom="0cm" fo:text-indent="0cm"/>
      <style:text-properties fo:font-size="37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cm" fo:margin-bottom="0cm" fo:text-indent="0cm"/>
      <style:text-properties fo:font-size="3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9cm" fo:margin-bottom="0cm" fo:text-indent="0cm"/>
      <style:text-properties fo:font-size="26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29cm" presentation:class="title" presentation:placeholder="true">
        <draw:text-box/>
      </draw:frame>
      <draw:frame presentation:style-name="Default-outline1" draw:layer="backgroundobjects" svg:width="25.199cm" svg:height="12.179cm" svg:x="1.4cm" svg:y="4.90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2T23:15:36.876108566</meta:creation-date>
    <dc:date>2024-05-27T15:54:51.770876169</dc:date>
    <meta:editing-duration>PT1H24M45S</meta:editing-duration>
    <meta:editing-cycles>20</meta:editing-cycles>
    <meta:generator>LibreOffice/6.0.7.3$Linux_X86_64 LibreOffice_project/00m0$Build-3</meta:generator>
    <meta:document-statistic meta:object-count="225"/>
  </office:meta>
</office:document-meta>
</file>